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ntroller <text:s/>failed with error INVALID_GOAL: Dropping all 1 trajectory point(s), as they occur before the current time.</text:p>
      <text:p text:style-name="Standard">Last point is 0.000000s in the past.</text:p>
      <text:p text:style-name="Standard">[ WARN] [1582271175.349019433, 466.416000000]: Controller handle <text:s/>reports status FAIL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7:46:52.971407342</meta:creation-date>
    <dc:date>2020-02-21T17:47:48.107238005</dc:date>
    <meta:editing-duration>PT56S</meta:editing-duration>
    <meta:editing-cycles>1</meta:editing-cycles>
    <meta:document-statistic meta:table-count="0" meta:image-count="0" meta:object-count="0" meta:page-count="1" meta:paragraph-count="3" meta:word-count="33" meta:character-count="241" meta:non-whitespace-character-count="209"/>
    <meta:generator>LibreOffice/6.0.7.3$Linux_X86_64 LibreOffice_project/00m0$Build-3</meta:generator>
  </office:meta>
</office:document-meta>
</file>